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22caa" officeooo:paragraph-rsid="00122caa"/>
    </style:style>
    <style:style style:name="P2" style:family="paragraph" style:parent-style-name="Standard">
      <style:text-properties style:text-underline-style="none" fo:font-weight="bold" officeooo:rsid="00122caa" officeooo:paragraph-rsid="00122ca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22caa" officeooo:paragraph-rsid="00122caa" style:font-weight-asian="normal" style:font-weight-complex="normal"/>
    </style:style>
    <style:style style:name="P4" style:family="paragraph" style:parent-style-name="Preformatted_20_Text">
      <style:text-properties fo:font-style="normal" style:text-underline-style="none" fo:font-weight="bold" officeooo:rsid="0019c35e" officeooo:paragraph-rsid="0019c35e" style:font-style-asian="normal" style:font-weight-asian="bold" style:font-style-complex="normal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text-properties style:text-underline-style="none" fo:font-weight="normal" officeooo:rsid="00122caa" officeooo:paragraph-rsid="00122caa" style:font-weight-asian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22caa" officeooo:paragraph-rsid="00122ca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471cc" officeooo:paragraph-rsid="001471c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73ef2" officeooo:paragraph-rsid="00173ef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8fa85" officeooo:paragraph-rsid="0018fa8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bold" officeooo:rsid="00122caa" officeooo:paragraph-rsid="00122caa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text-underline-style="none" fo:font-weight="bold" officeooo:rsid="001471cc" officeooo:paragraph-rsid="001471cc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none" fo:font-weight="bold" officeooo:rsid="00173ef2" officeooo:paragraph-rsid="00173ef2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none" fo:font-weight="bold" officeooo:rsid="0019c35e" officeooo:paragraph-rsid="0019c35e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19c35e" officeooo:paragraph-rsid="0019fa4c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none" fo:font-weight="bold" officeooo:rsid="001cdf6d" officeooo:paragraph-rsid="001cdf6d" style:font-style-asian="normal" style:font-weight-asian="bold" style:font-style-complex="normal" style:font-weight-complex="bold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>
      <style:text-properties fo:font-style="normal" style:text-underline-style="none" fo:font-weight="bold" officeooo:rsid="0019c35e" officeooo:paragraph-rsid="0019c35e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style:text-underline-style="none" fo:font-weight="bold" officeooo:rsid="001bd964" officeooo:paragraph-rsid="001bd964" style:font-style-asian="normal" style:font-weight-asian="bold" style:font-style-complex="normal" style:font-weight-complex="bold"/>
    </style:style>
    <style:style style:name="P25" style:family="paragraph" style:parent-style-name="Text_20_body" style:list-style-name="L4">
      <style:text-properties officeooo:rsid="001db4e6" officeooo:paragraph-rsid="001db4e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d964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19fa4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stall ROS:</text:p>
      <text:p text:style-name="P16"><text:a xlink:type="simple" xlink:href="https://www.allaboutcircuits.com/technical-articles/an-introduction-to-robot-operating-system-ros/" text:style-name="Internet_20_link" text:visited-style-name="Visited_20_Internet_20_Link">https://www.allaboutcircuits.com/technical-articles/an-introduction-to-robot-operating-system-ros/</text:a> </text:p>
      <text:p text:style-name="P16"/>
      <text:p text:style-name="P16">Install ROSARIA:</text:p>
      <text:p text:style-name="P15"/>
      <text:p text:style-name="P15"><text:s/><text:a xlink:type="simple" xlink:href="http://wiki.ros.org/ROSARIA/Tutorials/How%20to%20use%20ROSARIA" text:style-name="Internet_20_link" text:visited-style-name="Visited_20_Internet_20_Link"><text:span text:style-name="T7">http://wiki.ros.org/ROSARIA/Tutorials/How%20to%20use%20ROSARIA</text:span></text:a><text:span text:style-name="T7"> </text:span></text:p>
      <text:p text:style-name="P15"/>
      <text:p text:style-name="P24"><text:a xlink:type="simple" xlink:href="https://github.com/Izwor/ROS-workshop/wiki/Installation-of-ROSAria-and-Aria-on-Ubuntu" text:style-name="Internet_20_link" text:visited-style-name="Visited_20_Internet_20_Link"><text:span text:style-name="T2">https://github.com/Izwor/ROS-workshop/wiki/Installation-of-ROSAria-and-Aria-on-Ubuntu</text:span></text:a><text:span text:style-name="T2"> </text:span></text:p>
      <text:p text:style-name="P23"><text:span text:style-name="T2"/></text:p>
      <text:p text:style-name="P23"><text:span text:style-name="T1">Make sure you already installed ROS on your PC.</text:span></text:p>
      <text:list xml:id="list1590534124819189301" text:style-name="L2">
        <text:list-item>
          <text:p text:style-name="P17">Make sure you have created Catkin Workspace.</text:p>
        </text:list-item>
      </text:list>
      <text:list xml:id="list3353775867093689974" text:style-name="L3">
        <text:list-item>
          <text:p text:style-name="P18">Download ROSAria source code from repository:<text:line-break/>cd ~/catkin_ws/src<text:line-break/>git clone <text:a xlink:type="simple" xlink:href="https://github.com/amor-ros-pkg/rosaria.git" text:style-name="Internet_20_link" text:visited-style-name="Visited_20_Internet_20_Link">https://github.com/amor-ros-pkg/rosaria.git</text:a></text:p>
        </text:list-item>
      </text:list>
      <text:list xml:id="list2374736487244947811" text:style-name="L4">
        <text:list-item>
          <text:p text:style-name="P19">Download Aria installation file: libaria_2.9.0+ubuntu12+gcc4.6_amd64.deb from here:<text:line-break/><text:a xlink:type="simple" xlink:href="http://robots.mobilerobots.com/wiki/Aria#Download_Aria" text:style-name="Internet_20_link" text:visited-style-name="Visited_20_Internet_20_Link">http://robots.mobilerobots.com/wiki/Aria#Download_Aria</text:a></text:p>
          <text:list>
            <text:list-item>
              <text:p text:style-name="P25">Can also try using apt-get using: <text:a xlink:type="simple" xlink:href="https://launchpad.net/ubuntu/+source/libaria" text:style-name="Internet_20_link" text:visited-style-name="Visited_20_Internet_20_Link">https://launchpad.net/ubuntu/+source/libaria</text:a> </text:p>
            </text:list-item>
          </text:list>
        </text:list-item>
      </text:list>
      <text:list xml:id="list8734878014730694243" text:style-name="L5">
        <text:list-item>
          <text:p text:style-name="P20">Install ARIA package by opening it with Software Install.</text:p>
        </text:list-item>
      </text:list>
      <text:list xml:id="list6476157487118287962" text:style-name="L6">
        <text:list-item>
          <text:p text:style-name="P21">Recompiling ARIA (because of difference between Ubuntu 12.04 and 16.04):<text:line-break/>cd /usr/local/Aria<text:line-break/>make clean<text:line-break/>make -j4</text:p>
        </text:list-item>
      </text:list>
      <text:list xml:id="list5038340674087063302" text:style-name="L7">
        <text:list-item>
          <text:p text:style-name="P22">Build ROSAria: cd ~/catkin_ws<text:line-break/>catkin_make --force-cmake</text:p>
        </text:list-item>
      </text:list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03:34.683271388</meta:creation-date>
    <dc:date>2018-11-12T10:03:45.863037280</dc:date>
    <meta:editing-duration>PT1H12M3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88" meta:character-count="934" meta:non-whitespace-character-count="862"/>
  </office:meta>
</office:document-meta>
</file>